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>
          <table:table-column table:style-name="co6" table:number-columns-repeated="7" table:default-cell-style-name="ce55"/>
        </table:table-column-group>
        <table:table-column-group>
          <table:table-column table:style-name="co7" table:number-columns-repeated="7" table:default-cell-style-name="ce55"/>
        </table:table-column-group>
        <table:table-column-group>
          <table:table-column table:style-name="co7" table:number-columns-repeated="2" table:default-cell-style-name="ce65"/>
          <table:table-column table:style-name="co8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22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22"/>
          <table:table-cell table:style-name="ce62" table:number-columns-repeated="22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4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2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2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2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2" draw:text-style-name="P4" svg:width="28.99mm" svg:height="17.99mm" svg:x="345.53mm" svg:y="75.92mm" draw:caption-point-x="-6.1mm" draw:caption-point-y="15.1mm">
              <dc:date>2018-10-07T00:00:00</dc:date>
              <text:p text:style-name="P3">Kaufland + REWE</text:p>
            </office:annotation>
            <text:p>11.5</text:p>
          </table:table-cell>
          <table:table-cell table:style-name="ce47" table:number-columns-repeated="3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2" draw:text-style-name="P4" svg:width="28.99mm" svg:height="17.99mm" svg:x="345.53mm" svg:y="82.24mm" draw:caption-point-x="-6.1mm" draw:caption-point-y="15.1mm">
              <dc:date>2018-10-07T00:00:00</dc:date>
              <text:p text:style-name="P3">Burton Kilo Backpack</text:p>
            </office:annotation>
            <text:p>27</text:p>
          </table:table-cell>
          <table:table-cell table:style-name="ce47" table:number-columns-repeated="3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2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2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41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2" draw:text-style-name="P4" svg:width="28.99mm" svg:height="17.99mm" svg:x="345.53mm" svg:y="94.87mm" draw:caption-point-x="-6.1mm" draw:caption-point-y="15.1mm">
              <dc:date>2018-10-07T00:00:00</dc:date>
              <text:p text:style-name="P3">Lip Balm</text:p>
              <text:p text:style-name="P3"/>
            </office:annotation>
            <text:p>2</text:p>
          </table:table-cell>
          <table:table-cell table:style-name="ce47" table:number-columns-repeated="3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0" calcext:value-type="float">
            <text:p>0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0" calcext:value-type="float">
            <text:p>0</text:p>
          </table:table-cell>
          <table:table-cell table:style-name="ce50" table:formula="of:=SUM([.P2:.P71])" office:value-type="float" office:value="0" calcext:value-type="float">
            <text:p>0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0" calcext:value-type="float">
            <text:p>0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0" calcext:value-type="float">
            <text:p>0</text:p>
          </table:table-cell>
          <table:table-cell table:style-name="ce50" table:formula="of:=SUM([.U2:.U71])" office:value-type="float" office:value="0" calcext:value-type="float">
            <text:p>0</text:p>
          </table:table-cell>
          <table:table-cell table:style-name="ce50" table:formula="of:=SUM([.V2:.V71])" office:value-type="float" office:value="0" calcext:value-type="float">
            <text:p>0</text:p>
          </table:table-cell>
          <table:table-cell table:style-name="ce50" table:formula="of:=SUM([.W2:.W71])" office:value-type="float" office:value="0" calcext:value-type="float">
            <text:p>0</text:p>
          </table:table-cell>
          <table:table-cell table:style-name="ce50" table:formula="of:=SUM([.X2:.X71])" office:value-type="float" office:value="0" calcext:value-type="float">
            <text:p>0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31.8" calcext:value-type="float">
            <text:p>331.8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31.8" calcext:value-type="float">
              <text:p>-331.8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" office:value-type="float" office:value="66" calcext:value-type="float">
            <text:p>66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265.8" calcext:value-type="float">
            <text:p>265.80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534.2" calcext:value-type="float">
            <text:p>534.20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1*2+2*1+0*0.5+2*0.2+4*0.1+1*0.05+0*0.02+3*0.01" office:value-type="float" office:value="4.88" calcext:value-type="float">
              <text:p>4.88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400" calcext:value-type="float">
              <text:p>40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table:formula="of:=30+100" office:value-type="float" office:value="130" calcext:value-type="float">
              <text:p>13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534.88" calcext:value-type="float">
            <text:p>534.88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866.68" calcext:value-type="float">
              <text:p>-866.68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866.68" calcext:value-type="float">
            <text:p>866.6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0.67999999999995" calcext:value-type="float">
            <text:p>-0.6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0-07" calcext:value-type="date">
              <text:p>7. Octo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0-07" calcext:value-type="date" table:number-columns-spanned="1" table:number-rows-spanned="4">
              <text:p>7. October 2018</text:p>
            </table:table-cell>
            <table:table-cell table:style-name="ce40" table:formula="of:=SUM([.B115:.B132])" office:value-type="float" office:value="800" calcext:value-type="float" table:number-columns-spanned="1" table:number-rows-spanned="4">
              <text:p>8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0-07" calcext:value-type="date">
            <text:p>7. Oct. 2018</text:p>
          </table:table-cell>
          <table:table-cell table:style-name="ce41" table:formula="of:=[.B81]+SUM([.E4:.BR4]) + SUM([.F6:.AU6])" office:value-type="float" office:value="234.2" calcext:value-type="float">
            <text:p>234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0-07" calcext:value-type="date">
            <text:p>7. Oct. 2018</text:p>
          </table:table-cell>
          <table:table-cell table:style-name="ce119" table:formula="of:=[.B79]-[.C106]" office:value-type="float" office:value="97.6" calcext:value-type="float">
            <text:p>97.60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168.2" calcext:value-type="float">
            <text:p>16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048.2" calcext:value-type="float">
            <text:p>1048.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70" calcext:value-type="float">
            <text:p>370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4800" calcext:value-type="float">
            <text:p>1480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97.6" calcext:value-type="float">
            <text:p>97.6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4702.4" calcext:value-type="float">
            <text:p>14702.4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21:01:36.920623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0-07T22:14:25.768138003</dc:date>
    <meta:editing-cycles>1374</meta:editing-cycles>
    <meta:editing-duration>P117DT1H13M3S</meta:editing-duration>
    <meta:generator>LibreOffice/6.1.1.1$Linux_X86_64 LibreOffice_project/10$Build-1</meta:generator>
    <meta:document-statistic meta:table-count="2" meta:cell-count="187" meta:object-count="0"/>
  </office:meta>
</office:document-meta>
</file>